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&lt;text:span text:style-name="CS1"&gt;s&lt;/text:span&gt;t1 : &lt;text:span text:style-name="CS1"&gt;bold&lt;/text:span&gt;, i&lt;text:span text:style-name="CS2"&gt;tal&lt;/text:span&gt;ics, exponent&lt;text:span text:style-name="CS3"&gt;34&lt;/text:span&gt;, sub&lt;text:span text:style-name="CS4"&gt;45&lt;/text:span&gt;.&lt;/text:p&gt;&lt;text:p&gt;An &lt;text:a xlink:type="simple" xlink:href="http://www.google.com"&gt;hyperlink&lt;/text:a&gt; to Google.&lt;/text:p&gt;&lt;text:list text:style-name="podNumberedList" text:continue-numbering="false"&gt;&lt;text:list-item&gt;&lt;text:p text:style-name="podNumberItem"&gt;Number list, item 1&lt;/text:p&gt;&lt;/text:list-item&gt;&lt;text:list-item&gt;&lt;text:list text:style-name="podNumberedList"&gt;&lt;text:list-item&gt;&lt;text:p text:style-name="podNumberItem"&gt;Sub-item 1&lt;/text:p&gt;&lt;/text:list-item&gt;&lt;text:list-item&gt;&lt;text:p text:style-name="podNumberItem"&gt;Sub-Item 2&lt;/text:p&gt;&lt;/text:list-item&gt;&lt;text:list-item&gt;&lt;text:list text:style-name="podNumberedList"&gt;&lt;text:list-item text:start-value="17"&gt;&lt;text:p text:style-name="podNumberItem"&gt;Sub-sub-item A&lt;/text:p&gt;&lt;/text:list-item&gt;&lt;text:list-item&gt;&lt;text:p text:style-name="podNumberItem"&gt;Sub-sub-item B &lt;text:span text:style-name="CS2"&gt;italic&lt;/text:span&gt;.&lt;/text:p&gt;&lt;/text:list-item&gt;&lt;/text:list&gt;&lt;/text:list-item&gt;&lt;/text:list&gt;&lt;/text:list-item&gt;&lt;/text:list&gt;&lt;text:list text:style-name="podBulletedList"&gt;&lt;text:list-item&gt;&lt;text:p text:style-name="podBulletItem"&gt;A bullet&lt;/text:p&gt;&lt;/text:list-item&gt;&lt;text:list-item&gt;&lt;text:list text:style-name="podBulletedList"&gt;&lt;text:list-item&gt;&lt;text:p text:style-name="podBulletItem"&gt;A sub-bullet&lt;/text:p&gt;&lt;/text:list-item&gt;&lt;text:list-item&gt;&lt;text:list text:style-name="podBulletedList"&gt;&lt;text:list-item&gt;&lt;text:p text:style-name="podBulletItem"&gt;A sub-sub-bullet&lt;/text:p&gt;&lt;/text:list-item&gt;&lt;/text:list&gt;&lt;/text:list-item&gt;&lt;text:list-item&gt;&lt;text:list text:style-name="podNumberedList"&gt;&lt;text:list-item&gt;&lt;text:p text:style-name="podNumberItem"&gt;A sub-sub number&lt;/text:p&gt;&lt;/text:list-item&gt;&lt;text:list-item&gt;&lt;text:p text:style-name="podNumberItem"&gt;Another.&lt;text:line-break&gt;&lt;/text:line-break&gt;&lt;/text:p&gt;&lt;/text:list-item&gt;&lt;/text:list&gt;&lt;/text:list-item&gt;&lt;/text:list&gt;&lt;/text:list-item&gt;&lt;/text:list&gt;&lt;text:h text:style-name="Heading_20_2" text:outline-level="2"&gt;Heading&lt;text:line-break&gt;&lt;/text:line-break&gt;&lt;/text:h&gt;&lt;text:p&gt;Heading Blabla.&lt;text:line-break&gt;&lt;/text:line-break&gt;&lt;/text:p&gt;&lt;text:h text:style-name="Heading_20_3" text:outline-level="3"&gt;SubHeading&lt;/text:h&gt;&lt;text:p&gt;Subheading blabla.&lt;text:line-break&gt;&lt;/text:line-break&gt;&lt;/text:p&gt; (and if an error occurs in this process, the error will look like this: <office:annotation><dc:creator>POD</dc:creator><dc:date>2017-02-21T15:07:34</dc:date><text:p>Error while evaluating expression "xhtml('Hell&lt;br&gt;o!')". &lt;unknown&gt;:1:15: mismatched tag</text:p><text:p>   File "/opt/Plone-2.5.5/Python-2.4.4/lib/python2.4/site-packages/appy/pod/elements.py", line 144, in evaluate</text:p><text:p>    res = self._eval(context)</text:p><text:p>   File "/opt/Plone-2.5.5/Python-2.4.4/lib/python2.4/site-packages/appy/pod/elements.py", line 125, in _eval</text:p><text:p>    res = eval(self.expr, context)</text:p><text:p>   File "&lt;string&gt;", line 0, in ?</text:p><text:p>   File "/opt/Plone-2.5.5/Python-2.4.4/lib/python2.4/site-packages/appy/pod/renderer.py", line 241, in renderXhtml</text:p><text:p>    stylesMapping, keepWithNext, self).run()</text:p><text:p>   File "/opt/Plone-2.5.5/Python-2.4.4/lib/python2.4/site-packages/appy/pod/xhtml2odt.py", line 1065, in run</text:p><text:p>    self.xhtmlParser.parse(self.xhtmlString)</text:p><text:p>   File "/opt/Plone-2.5.5/Python-2.4.4/lib/python2.4/site-packages/appy/shared/xml_parser.py", line 283, in parse</text:p><text:p>    self.parser.parse(inputSource)</text:p><text:p>   File "/opt/Plone-2.5.5/Python-2.4.4/lib/python2.4/site-packages/_xmlplus/sax/expatreader.py", line 109, in parse</text:p><text:p>    xmlreader.IncrementalParser.parse(self, source)</text:p><text:p>   File "/opt/Plone-2.5.5/Python-2.4.4/lib/python2.4/site-packages/_xmlplus/sax/xmlreader.py", line 123, in parse</text:p><text:p>    self.feed(buffer)</text:p><text:p>   File "/opt/Plone-2.5.5/Python-2.4.4/lib/python2.4/site-packages/_xmlplus/sax/expatreader.py", line 220, in feed</text:p><text:p>    self._err_handler.fatalError(exc)</text:p><text:p>   File "/opt/Plone-2.5.5/Python-2.4.4/lib/python2.4/site-packages/appy/shared/xml_parser.py", line 252, in fatalError</text:p><text:p>    if self.raiseOnError: raise error</text:p><text:p> xml.sax._exceptions.SAXParseException: &lt;unknown&gt;:1:15: mismatched tag</text:p></office:annotation>. &lt; &gt; ! &amp; § ù etc. ' “ “</text:p>
      <text:p text:style-name="Standard"/>
      <text:p>Te<text:span text:style-name="CS1">s</text:span>t1 : <text:span text:style-name="CS1">bold</text:span>, i<text:span text:style-name="CS2">tal</text:span>ics, exponent<text:span text:style-name="CS3">34</text:span>, sub<text:span text:style-name="CS4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CS2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CS1">s</text:span>t1 : <text:span text:style-name="CS1">bold</text:span>, i<text:span text:style-name="CS2">tal</text:span>ics, exponent<text:span text:style-name="CS3">34</text:span>, sub<text:span text:style-name="CS4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CS2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CS1">s</text:span>t1 : <text:span text:style-name="CS1">bold</text:span>, i<text:span text:style-name="CS2">tal</text:span>ics, exponent<text:span text:style-name="CS3">34</text:span>, sub<text:span text:style-name="CS4">45</text:span>.</text:p>
      <text:p>An <text:a xlink:type="simple" xlink:href="http://www.google.com">hyperlink</text:a> to Google.</text:p>
      <text:list text:style-name="podNumberedList" text:continue-numbering="false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CS2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  <style:text-properties fo:font-size="80%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text">
      <style:text-properties fo:font-weight="bold"/>
    </style:style>
    <style:style style:name="CS2" style:family="text">
      <style:text-properties fo:font-style="italic"/>
    </style:style>
    <style:style style:name="CS3" style:family="text">
      <style:text-properties style:text-position="super 58%"/>
    </style:style>
    <style:style style:name="CS4" style:family="text">
      <style:text-properties style:text-position="sub 58%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